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835in" fo:margin-bottom="0.0835in" style:contextual-spacing="false" fo:line-height="150%" fo:text-indent="0.4917in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size-complex="14pt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margin-top="0.0835in" fo:margin-bottom="0.1945in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0835in" fo:margin-bottom="0in" style:contextual-spacing="false" fo:line-height="105%" fo:text-align="center" style:justify-single-word="false"/>
    </style:style>
    <style:style style:name="P7" style:family="paragraph" style:parent-style-name="Standard">
      <style:paragraph-properties fo:margin-left="1.1083in" fo:margin-right="0in" fo:line-height="150%" fo:text-align="center" style:justify-single-word="false" fo:text-indent="-0.7335in" style:auto-text-indent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 style:list-style-name="WWNum1">
      <style:paragraph-properties fo:line-height="150%"/>
    </style:style>
    <style:style style:name="P11" style:family="paragraph" style:parent-style-name="Text_20_body" style:list-style-name="WWNum1">
      <style:paragraph-properties fo:line-height="150%"/>
      <style:text-properties officeooo:paragraph-rsid="00199923"/>
    </style:style>
    <style:style style:name="P12" style:family="paragraph" style:parent-style-name="Text_20_body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style:font-size-asian="14pt" style:font-name-complex="Times New Roman1" style:font-size-complex="14pt"/>
    </style:style>
    <style:style style:name="T8" style:family="text">
      <style:text-properties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ІНІСТЕРСТВО ОСВІТИ І НАУКИ УКРАЇНИ</text:span><text:span text:style-name="T1"/></text:p>
      <text:p text:style-name="P5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2"/>
      <text:p text:style-name="P5"><text:span text:style-name="T1">Навчально-науковий інститут інформаційних технологій</text:span><text:span text:style-name="T1"/></text:p>
      <text:p text:style-name="P5"><text:span text:style-name="T1">Кафедра інженерії програмного забезпечення</text:span><text:span text:style-name="T1"/></text:p>
      <text:p text:style-name="P2"/>
      <text:p text:style-name="P2"/>
      <text:p text:style-name="P2"/>
      <text:p text:style-name="P6"><text:span text:style-name="T3">ПРАКТИЧНА РОБОТА 1.</text:span><text:span text:style-name="T3"/></text:p>
      <text:p text:style-name="P7"><text:span text:style-name="T4">ХАРАКТЕРИСТИКИ І ТИПИ ОРГАНІЗАЦІЙ </text:span><text:span text:style-name="T5"/></text:p>
      <text:p text:style-name="P2"/>
      <text:p text:style-name="P2"/>
      <text:p text:style-name="P8"><text:span text:style-name="T1">Підготував: студент групи ПД</text:span><text:span text:style-name="T2">М</text:span><text:span text:style-name="T1">-51</text:span><text:span text:style-name="T1"/></text:p>
      <text:p text:style-name="P8"><text:span text:style-name="T2">Гапей Максим Юр</text:span><text:span text:style-name="T1">і</text:span><text:span text:style-name="T2">йович</text:span><text:span text:style-name="T2"/></text:p>
      <text:p text:style-name="P8"><text:span text:style-name="T1">Перевірив: викладач</text:span><text:span text:style-name="T1"/></text:p>
      <text:p text:style-name="P8"><text:span text:style-name="T1">Ващенко Олександр Петрович</text:span><text:span text:style-name="T1"/></text:p>
      <text:p text:style-name="P2"/>
      <text:p text:style-name="P2"/>
      <text:p text:style-name="P2"/>
      <text:p text:style-name="P3"/>
      <text:p text:style-name="P5"><text:span text:style-name="T1">Київ 202</text:span><text:span text:style-name="T2">4</text:span><text:span text:style-name="T2"/></text:p>
      <text:p text:style-name="P1"/>
      <text:p text:style-name="P12"><text:soft-page-break/>Контрольні запитання <text:s/>і завдання</text:p>
      <text:list xml:id="list2580485343" text:style-name="WWNum1">
        <text:list-item>
          <text:p text:style-name="P10">Особливості та види господарських товариств (акціонерне товариство, товариство з обмеженою відповідальністю, товариство з додатковою відповідальністю, змішане товариство, повне товариство).</text:p>
        </text:list-item>
      </text:list>
      <text:p text:style-name="P9">Відповідь: Акціонерне товариство - це форма організації, у якій капітал поділено на акції, а учасники несуть відповідальність перед суспільством у межах їх вкладу. Товариство з обмеженою відповідальністю - це форма організації, в якій учасники зазнають ризику збитків у межах своїх часток у статутному капіталі. Товариство з додатковою відповідальністю - це форма організації, в якій учасники несуть субсидіарну відповідальність за договором про заснування товариства. Змішане товариство - це форма організації, що поєднує елементи різних видів господарських товариств. Повне товариство - це форма організації, у якій учасники несуть солідарну відповідальність за зобов'язання товариства своїм майном.</text:p>
      <text:list xml:id="list131652421302574" text:continue-numbering="true" text:style-name="WWNum1">
        <text:list-item>
          <text:p text:style-name="P10"><text:span text:style-name="T9">Сутність і мотиви інтеграції підприємств. Загальна класифікація об'єднань підприємств. Охарактеризуйте організацію як систему</text:span><text:span text:style-name="T6">.</text:span></text:p>
        </text:list-item>
      </text:list>
      <text:p text:style-name="P9">Відповідь: <text:span text:style-name="T9">Інтеграція підприємств є об'єднання різних підприємств задля досягнення синергетичних ефектів і підвищення конкурентоспроможності. Мотиви інтеграції можуть включати економії масштабу, розширення ринків збуту та підвищення виробничої ефективності. </text:span><text:span text:style-name="T7">Загальна класифікація об'єднань компаній включає асоціації, корпорації, концерни, картели, консорціуми, холдингові структури та інші форми об'єднання.</text:span></text:p>
      <text:list xml:id="list131652938293538" text:continue-numbering="true" text:style-name="WWNum1">
        <text:list-item>
          <text:p text:style-name="P10">Дайте характеристику концепціям життєвого циклу організації.</text:p>
        </text:list-item>
      </text:list>
      <text:p text:style-name="P9">Відповідь: <text:span text:style-name="T9">Концепція життєвого циклу організації передбачає, що кожна організація проходить через низку стадій розвитку, включаючи зародження, зростання, зрілість і старіння.</text:span></text:p>
      <text:list xml:id="list131652738520158" text:continue-numbering="true" text:style-name="WWNum1">
        <text:list-item>
          <text:p text:style-name="P10"><text:soft-page-break/>Назвіть загальні характеристики організацій.</text:p>
        </text:list-item>
      </text:list>
      <text:p text:style-name="P9">Відповідь: Загальні характеристики організацій включають визначення місії та цілей, наявність ресурсів, залежність від зовнішнього середовища, горизонтальний та вертикальний поділ праці, управління та існування формальних та неформальних груп.</text:p>
      <text:list xml:id="list131652246256297" text:continue-numbering="true" text:style-name="WWNum1">
        <text:list-item>
          <text:p text:style-name="P11">Охарактеризуйте на конкретних прикладах сутність управлінського</text:p>
          <text:p text:style-name="P11">циклу організації.</text:p>
        </text:list-item>
      </text:list>
      <text:p text:style-name="P9">Відповідь: <text:span text:style-name="T9">Управлінський цикл організації включає етапи планування, організації, мотивації, контролю та корекції. На конкретних прикладах це можна продемонструвати через розробку бізнес-плану, формування команди, постановку цілей, контроль виконання завдань та аналіз результатів.</text:span></text:p>
      <text:list xml:id="list131652158270586" text:continue-numbering="true" text:style-name="WWNum1">
        <text:list-item>
          <text:p text:style-name="P10">Які законодавчі акти регламентують діяльність підприємств в Україні?</text:p>
        </text:list-item>
      </text:list>
      <text:p text:style-name="P9">Відповідь: В Україні діяльність підприємств регулюється низкою законодавчих актів, включаючи Кодекси: Цивільний, Трудовий, Податковий, Закон "Про підприємництво", Закон "Про господарські товариства" та інші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26T13:16:51.124297531</dc:date>
    <meta:editing-cycles>106</meta:editing-cycles>
    <meta:editing-duration>PT5H24M55S</meta:editing-duration>
    <meta:generator>LibreOffice/7.4.7.2$Linux_X86_64 LibreOffice_project/40$Build-2</meta:generator>
    <meta:document-statistic meta:table-count="0" meta:image-count="0" meta:object-count="0" meta:page-count="3" meta:paragraph-count="25" meta:word-count="343" meta:character-count="2974" meta:non-whitespace-character-count="2660"/>
    <meta:user-defined meta:name="AppVersion">15.0000</meta:user-defined>
    <meta:template xlink:type="simple" xlink:actuate="onRequest" xlink:title="Normal" xlink:href=""/>
  </office:meta>
</office:document-meta>
</file>